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df39" officeooo:paragraph-rsid="001fdf39" style:font-weight-asian="bold" style:font-weight-complex="bold"/>
    </style:style>
    <style:style style:name="P2" style:family="paragraph" style:parent-style-name="Standard">
      <style:text-properties fo:font-size="8pt" style:text-underline-style="none" fo:font-weight="normal" officeooo:rsid="001fdf39" officeooo:paragraph-rsid="001fdf39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style:text-underline-style="none" fo:font-weight="normal" officeooo:rsid="0029114e" officeooo:paragraph-rsid="0029114e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style:text-underline-style="solid" style:text-underline-width="auto" style:text-underline-color="font-color" fo:font-weight="normal" officeooo:rsid="0026fe3a" officeooo:paragraph-rsid="0026fe3a" style:font-size-asian="8pt" style:font-weight-asian="normal" style:font-size-complex="8pt" style:font-weight-complex="normal"/>
    </style:style>
    <style:style style:name="P5" style:family="paragraph" style:parent-style-name="Standard">
      <style:text-properties fo:font-size="2pt" style:text-underline-style="solid" style:text-underline-width="auto" style:text-underline-color="font-color" fo:font-weight="normal" officeooo:rsid="0026fe3a" officeooo:paragraph-rsid="0026fe3a" style:font-size-asian="1.75pt" style:font-weight-asian="normal" style:font-size-complex="2pt" style:font-weight-complex="normal"/>
    </style:style>
    <style:style style:name="P6" style:family="paragraph" style:parent-style-name="Standard" style:list-style-name="L1">
      <style:text-properties fo:font-size="8pt" style:text-underline-style="none" fo:font-weight="normal" officeooo:rsid="001fdf39" officeooo:paragraph-rsid="001fdf39" style:font-size-asian="8pt" style:font-weight-asian="normal" style:font-size-complex="8pt" style:font-weight-complex="normal"/>
    </style:style>
    <style:style style:name="P7" style:family="paragraph" style:parent-style-name="Standard" style:list-style-name="L2">
      <style:text-properties fo:font-size="8pt" style:text-underline-style="none" fo:font-weight="normal" officeooo:rsid="002bfc96" officeooo:paragraph-rsid="002bfc96" style:font-size-asian="8pt" style:font-weight-asian="normal" style:font-size-complex="8pt" style:font-weight-complex="normal"/>
    </style:style>
    <style:style style:name="P8" style:family="paragraph" style:parent-style-name="Standard" style:list-style-name="L2">
      <style:text-properties fo:font-size="8pt" style:text-underline-style="none" fo:font-weight="normal" officeooo:rsid="002c5495" officeooo:paragraph-rsid="002c5495" style:font-size-asian="8pt" style:font-weight-asian="normal" style:font-size-complex="8pt" style:font-weight-complex="normal"/>
    </style:style>
    <style:style style:name="P9" style:family="paragraph" style:parent-style-name="Standard">
      <style:text-properties fo:font-size="8pt" style:text-underline-style="none" fo:font-weight="normal" officeooo:rsid="002c5495" officeooo:paragraph-rsid="002c5495" style:font-size-asian="8pt" style:font-weight-asian="normal" style:font-size-complex="8pt" style:font-weight-complex="normal"/>
    </style:style>
    <style:style style:name="P10" style:family="paragraph" style:parent-style-name="Standard">
      <style:text-properties fo:font-size="8pt" style:text-underline-style="none" fo:font-weight="normal" officeooo:rsid="002efca0" officeooo:paragraph-rsid="002efca0" style:font-size-asian="8pt" style:font-weight-asian="normal" style:font-size-complex="8pt" style:font-weight-complex="normal"/>
    </style:style>
    <style:style style:name="T1" style:family="text">
      <style:text-properties officeooo:rsid="0023973f"/>
    </style:style>
    <style:style style:name="T2" style:family="text">
      <style:text-properties officeooo:rsid="0029114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</text:p>
      <text:list xml:id="list979149706" text:style-name="L1">
        <text:list-item>
          <text:p text:style-name="P6">SELECT CONCAT(FIRST_NAME,' ',LAST_NAME) AS NAMES,JOB FROM EMP;</text:p>
        </text:list-item>
        <text:list-item>
          <text:p text:style-name="P6"><text:s/>SELECT CONCAT(FIRST_NAME,' ',LAST_NAME) AS NAMES,SAL_PACKAGE FROM EMP WHERE DNO=(SELECT DNO FROM DEPT WHERE DNAME = 'TECHNICAL');</text:p>
        </text:list-item>
        <text:list-item>
          <text:p text:style-name="P6">SELECT PNAME,PRICE FROM PRODUCT;</text:p>
        </text:list-item>
        <text:list-item>
          <text:p text:style-name="P6">SELECT DNAME,COUNT(*) FROM EMP JOIN DEPT <text:span text:style-name="T2">ON</text:span> DEPT.DNO=DEPT.DNO GROUP BY DEPT.DNO;</text:p>
        </text:list-item>
      </text:list>
      <text:p text:style-name="P2"/>
      <text:p text:style-name="P4">SUBQUERY <text:s/></text:p>
      <text:p text:style-name="P5"/>
      <text:list xml:id="list184747333797810" text:continue-numbering="true" text:style-name="L1">
        <text:list-item>
          <text:p text:style-name="P6">SELECT CONCAT(FIRST_NAME,' ',LAST_NAME) <text:s/><text:span text:style-name="T1">AS NAME</text:span>,SAL_PACKAGE FROM EMP</text:p>
          <text:p text:style-name="P6"><text:s text:c="4"/>-&gt; WHERE SAL_PACKAGE &gt; (SELECT AVG(SAL_PACKAGE) FROM EMP);</text:p>
        </text:list-item>
        <text:list-item>
          <text:p text:style-name="P6">SELECT CONCAT(FIRST_NAME,' ',LAST_NAME) AS NAME FROM EMP</text:p>
          <text:p text:style-name="P6"><text:s text:c="4"/>-&gt; WHERE EID IN (SELECT MGR FROM EMP);</text:p>
        </text:list-item>
        <text:list-item>
          <text:p text:style-name="P6">SELECT CONCAT(FIRST_NAME,' ',LAST_NAME) AS NAME FROM EMP WHERE MGR = (SELECT EID FROM EMP WHERE FIRST_NAME = 'HEMA' AND LAST_NAME='SHETTY');</text:p>
        </text:list-item>
      </text:list>
      <text:p text:style-name="P2"/>
      <text:p text:style-name="P4">JOINS </text:p>
      <text:p text:style-name="P5"/>
      <text:list xml:id="list184747682146078" text:continue-numbering="true" text:style-name="L1">
        <text:list-item>
          <text:p text:style-name="P6">SELECT CONCAT(FIRST_NAME,' ',LAST_NAME) AS NAME,DNAME FROM EMP</text:p>
          <text:p text:style-name="P6"><text:s text:c="2"/>-&gt; JOIN DEPT <text:span text:style-name="T2">ON</text:span> DEPT.DNO=EMP.DNO;</text:p>
        </text:list-item>
        <text:list-item>
          <text:p text:style-name="P6">SELECT C.*,P.* FROM CUSTOMER C JOIN PRODUCT P <text:span text:style-name="T2">ON</text:span> P.PRODUCT_ID=C.PRODUCT_ID;</text:p>
        </text:list-item>
        <text:list-item>
          <text:p text:style-name="P6">SELECT CONCAT(A.FIRST_NAME,' ',A.LAST_NAME)AS ENAME,CONCAT(B.FIRST_NAME,' ',B.LAST_NAME)AS MNAME FROM EMP A JOIN EMP B <text:span text:style-name="T2">ON</text:span> A.MGR=B.EID;</text:p>
        </text:list-item>
        <text:list-item>
          <text:p text:style-name="P6">SELECT CONCAT(FIRST_NAME,' ',LAST_NAME) AS NAME,LID FROM EMP E <text:s/>JOIN DEPT D <text:span text:style-name="T2">ON</text:span> E.DNO=D.DNO;</text:p>
        </text:list-item>
        <text:list-item>
          <text:p text:style-name="P6">SELECT CONCAT(FIRST_NAME,' ',LAST_NAME) AS NAME,PRICE FROM CUSTOMER E JOIN PRODUCT P <text:span text:style-name="T2">ON</text:span> P.PRODUCT_ID=E.PRODUCT_ID <text:span text:style-name="T2">WHERE</text:span> PNAME IN ('WALLET','REALME');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425577701" text:style-name="L2">
        <text:list-item>
          <text:p text:style-name="P7">app.contex</text:p>
        </text:list-item>
        <text:list-item>
          <text:p text:style-name="P7">why set not list</text:p>
        </text:list-item>
        <text:list-item>
          <text:p text:style-name="P8">dryrun</text:p>
        </text:list-item>
        <text:list-item>
          <text:p text:style-name="P8">breakpoints in code</text:p>
        </text:list-item>
      </text:list>
      <text:p text:style-name="P9"/>
      <text:p text:style-name="P9"/>
      <text:p text:style-name="P9"/>
      <text:p text:style-name="P10">ALTER TABLE EMP DROP PRIMARY</text:p>
      <text:p text:style-name="P10">RENAME BATABASE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1:20:56.521888591</meta:creation-date>
    <dc:date>2024-07-15T18:47:45.534152285</dc:date>
    <meta:editing-duration>PT2H34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89" meta:character-count="1364" meta:non-whitespace-character-count="1199"/>
  </office:meta>
</office:document-meta>
</file>